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8pt" style:font-size-asian="18pt" style:font-size-complex="18pt"/>
    </style:style>
    <style:style style:name="P3" style:family="paragraph" style:parent-style-name="Standard" style:list-style-name="L1">
      <style:text-properties fo:font-size="18pt" style:font-size-asian="18pt" style:font-size-complex="18pt"/>
    </style:style>
    <style:style style:name="T1" style:family="text">
      <style:text-properties fo:color="#000000" style:font-name="Times New Roman" style:font-name-asian="Times New Roman1" style:font-name-complex="Times New Roman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>Note: </text:p>
      <text:p text:style-name="P1"/>
      <text:p text:style-name="P2">Tarana Tajnin Islam is the inviter of this application. </text:p>
      <text:p text:style-name="P2"/>
      <text:p text:style-name="P2">Since she is not working/earning at the moment, her spouse Mallik Imtiaz Hassan has become the co-signer and bearing all the necessary costs involved with this application and <text:span text:style-name="T1">all living expenses, Medical Insurance (already bought), Food, travel and all incidental expenses of the invitees of this application</text:span>.</text:p>
      <text:p text:style-name="P2"><text:s/></text:p>
      <text:p text:style-name="P2">Hence, notice of assessment of Mallik Imtiaz Hassan along with proof of income have been attached as below:</text:p>
      <text:p text:style-name="P1"/>
      <text:list xml:id="list7343663057234896408" text:style-name="L1">
        <text:list-item>
          <text:p text:style-name="P3">Notice of Assessment of Co-signer Mallik Imtiaz Hassan <text:s/>for the years of 2018, 2017 and 2016.</text:p>
          <text:p text:style-name="P3"/>
        </text:list-item>
        <text:list-item>
          <text:p text:style-name="P3">Proof of income of Co-signer Mallik Imtiaz Hassan <text:s/>for the years of 2018, 2017 and 2016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M15S</meta:editing-duration>
    <meta:editing-cycles>6</meta:editing-cycles>
    <meta:generator>OpenOffice/4.1.6$Win32 OpenOffice.org_project/416m1$Build-9790</meta:generator>
    <dc:date>2019-10-24T21:15:16.16</dc:date>
    <dc:creator>Mallik Hassan</dc:creator>
    <meta:document-statistic meta:table-count="0" meta:image-count="0" meta:object-count="0" meta:page-count="1" meta:paragraph-count="7" meta:word-count="109" meta:character-count="665"/>
    <meta:user-defined meta:name="Info 1"/>
    <meta:user-defined meta:name="Info 2"/>
    <meta:user-defined meta:name="Info 3"/>
    <meta:user-defined meta:name="Info 4"/>
  </office:meta>
</office:document-meta>
</file>